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83CBEB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#83CBEB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Ban Kiri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3" table:style-name="ce15">
            <text:p>Level</text:p>
          </table:table-cell>
          <table:table-cell office:value-type="string" table:number-columns-spanned="3" table:number-rows-spanned="1" table:style-name="ce6">
            <text:p>Percobaan</text:p>
          </table:table-cell>
          <table:covered-table-cell table:number-columns-repeated="2"/>
          <table:table-cell office:value-type="string" table:number-columns-spanned="3" table:number-rows-spanned="1" table:style-name="ce6">
            <text:p>Percobaan</text:p>
          </table:table-cell>
          <table:covered-table-cell table:number-columns-repeated="2"/>
          <table:table-cell office:value-type="string" table:number-columns-spanned="3" table:number-rows-spanned="1" table:style-name="ce6">
            <text:p>Percobaan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covered-table-cell/>
          <table:table-cell office:value-type="float" office:value="1" table:number-columns-spanned="3" table:number-rows-spanned="1" table:style-name="ce6">
            <text:p>1</text:p>
          </table:table-cell>
          <table:covered-table-cell table:number-columns-repeated="2"/>
          <table:table-cell office:value-type="float" office:value="2" table:number-columns-spanned="3" table:number-rows-spanned="1" table:style-name="ce6">
            <text:p>2</text:p>
          </table:table-cell>
          <table:covered-table-cell table:number-columns-repeated="2"/>
          <table:table-cell office:value-type="float" office:value="3" table:number-columns-spanned="3" table:number-rows-spanned="1" table:style-name="ce6">
            <text:p>3</text:p>
          </table:table-cell>
          <table:covered-table-cell table:number-columns-repeated="2"/>
          <table:table-cell table:number-columns-repeated="2" table:style-name="ce1"/>
          <table:table-cell office:value-type="string" table:style-name="ce1">
            <text:p>Average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11">
            <text:p>Dn</text:p>
          </table:table-cell>
          <table:table-cell office:value-type="string" table:style-name="ce11">
            <text:p>LV</text:p>
          </table:table-cell>
          <table:table-cell office:value-type="string" table:style-name="ce11">
            <text:p>Up</text:p>
          </table:table-cell>
          <table:table-cell office:value-type="string" table:style-name="ce11">
            <text:p>Dn</text:p>
          </table:table-cell>
          <table:table-cell office:value-type="string" table:style-name="ce11">
            <text:p>LV</text:p>
          </table:table-cell>
          <table:table-cell office:value-type="string" table:style-name="ce11">
            <text:p>Up</text:p>
          </table:table-cell>
          <table:table-cell office:value-type="string" table:style-name="ce11">
            <text:p>Dn</text:p>
          </table:table-cell>
          <table:table-cell office:value-type="string" table:style-name="ce11">
            <text:p>LV</text:p>
          </table:table-cell>
          <table:table-cell office:value-type="string" table:style-name="ce11">
            <text:p>Up</text:p>
          </table:table-cell>
          <table:table-cell table:number-columns-repeated="2" table:style-name="ce1"/>
          <table:table-cell office:value-type="string" table:style-name="ce1">
            <text:p>Dn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Up</text:p>
          </table:table-cell>
          <table:table-cell table:number-columns-repeated="16369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205.5" table:style-name="ce13">
            <text:p>205,5</text:p>
          </table:table-cell>
          <table:table-cell office:value-type="float" office:value="207.3" table:style-name="ce13">
            <text:p>207,3</text:p>
          </table:table-cell>
          <table:table-cell office:value-type="float" office:value="213.8" table:style-name="ce13">
            <text:p>213,8</text:p>
          </table:table-cell>
          <table:table-cell office:value-type="float" office:value="212.1" table:style-name="ce13">
            <text:p>212,1</text:p>
          </table:table-cell>
          <table:table-cell office:value-type="float" office:value="218.6" table:style-name="ce13">
            <text:p>218,6</text:p>
          </table:table-cell>
          <table:table-cell office:value-type="float" office:value="220.5" table:style-name="ce13">
            <text:p>220,5</text:p>
          </table:table-cell>
          <table:table-cell office:value-type="float" office:value="212.9" table:style-name="ce13">
            <text:p>212,9</text:p>
          </table:table-cell>
          <table:table-cell office:value-type="float" office:value="216.7" table:style-name="ce13">
            <text:p>216,7</text:p>
          </table:table-cell>
          <table:table-cell office:value-type="float" office:value="220.6" table:style-name="ce13">
            <text:p>220,6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210.16666666666666" table:formula="of:=AVERAGE([.B5];[.E5];[.H5])" table:style-name="ce1">
            <text:p>210,1666667</text:p>
          </table:table-cell>
          <table:table-cell office:value-type="float" office:value="214.19999999999996" table:formula="of:=AVERAGE([.C5];[.F5];[.I5])" table:style-name="ce1">
            <text:p>214,2</text:p>
          </table:table-cell>
          <table:table-cell office:value-type="float" office:value="218.29999999999998" table:formula="of:=AVERAGE([.D5];[.G5];[.J5])" table:style-name="ce1">
            <text:p>218,3</text:p>
          </table:table-cell>
          <table:table-cell table:number-columns-repeated="16369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367" table:style-name="ce13">
            <text:p>367</text:p>
          </table:table-cell>
          <table:table-cell office:value-type="float" office:value="375.5" table:style-name="ce13">
            <text:p>375,5</text:p>
          </table:table-cell>
          <table:table-cell office:value-type="float" office:value="378.2" table:style-name="ce13">
            <text:p>378,2</text:p>
          </table:table-cell>
          <table:table-cell office:value-type="float" office:value="345" table:style-name="ce13">
            <text:p>345</text:p>
          </table:table-cell>
          <table:table-cell office:value-type="float" office:value="349.8" table:style-name="ce13">
            <text:p>349,8</text:p>
          </table:table-cell>
          <table:table-cell office:value-type="float" office:value="367.8" table:style-name="ce13">
            <text:p>367,8</text:p>
          </table:table-cell>
          <table:table-cell office:value-type="float" office:value="353.1" table:style-name="ce13">
            <text:p>353,1</text:p>
          </table:table-cell>
          <table:table-cell office:value-type="float" office:value="353.1" table:style-name="ce13">
            <text:p>353,1</text:p>
          </table:table-cell>
          <table:table-cell office:value-type="float" office:value="364.1" table:style-name="ce13">
            <text:p>364,1</text:p>
          </table:table-cell>
          <table:table-cell table:style-name="ce1"/>
          <table:table-cell office:value-type="float" office:value="2" table:style-name="ce4">
            <text:p>2</text:p>
          </table:table-cell>
          <table:table-cell office:value-type="float" office:value="355.0333333333333" table:formula="of:=AVERAGE([.B6];[.E6];[.H6])" table:style-name="ce1">
            <text:p>355,0333333</text:p>
          </table:table-cell>
          <table:table-cell office:value-type="float" office:value="359.4666666666667" table:formula="of:=AVERAGE([.C6];[.F6];[.I6])" table:style-name="ce1">
            <text:p>359,4666667</text:p>
          </table:table-cell>
          <table:table-cell office:value-type="float" office:value="370.0333333333333" table:formula="of:=AVERAGE([.D6];[.G6];[.J6])" table:style-name="ce1">
            <text:p>370,0333333</text:p>
          </table:table-cell>
          <table:table-cell table:number-columns-repeated="16369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547.6" table:style-name="ce13">
            <text:p>547,6</text:p>
          </table:table-cell>
          <table:table-cell office:value-type="float" office:value="547.6" table:style-name="ce13">
            <text:p>547,6</text:p>
          </table:table-cell>
          <table:table-cell office:value-type="float" office:value="552.4" table:style-name="ce13">
            <text:p>552,4</text:p>
          </table:table-cell>
          <table:table-cell office:value-type="float" office:value="521.4" table:style-name="ce14">
            <text:p>521,4</text:p>
          </table:table-cell>
          <table:table-cell office:value-type="float" office:value="522.4" table:style-name="ce14">
            <text:p>522,4</text:p>
          </table:table-cell>
          <table:table-cell office:value-type="float" office:value="531.5" table:style-name="ce14">
            <text:p>531,5</text:p>
          </table:table-cell>
          <table:table-cell office:value-type="float" office:value="523.79999999999995" table:style-name="ce13">
            <text:p>523,8</text:p>
          </table:table-cell>
          <table:table-cell office:value-type="float" office:value="525.5" table:style-name="ce13">
            <text:p>525,5</text:p>
          </table:table-cell>
          <table:table-cell office:value-type="float" office:value="531.29999999999995" table:style-name="ce13">
            <text:p>531,3</text:p>
          </table:table-cell>
          <table:table-cell table:style-name="ce1"/>
          <table:table-cell office:value-type="float" office:value="3" table:style-name="ce4">
            <text:p>3</text:p>
          </table:table-cell>
          <table:table-cell office:value-type="float" office:value="530.93333333333328" table:formula="of:=AVERAGE([.B7];[.E7];[.H7])" table:style-name="ce1">
            <text:p>530,9333333</text:p>
          </table:table-cell>
          <table:table-cell office:value-type="float" office:value="531.83333333333337" table:formula="of:=AVERAGE([.C7];[.F7];[.I7])" table:style-name="ce1">
            <text:p>531,8333333</text:p>
          </table:table-cell>
          <table:table-cell office:value-type="float" office:value="538.4" table:formula="of:=AVERAGE([.D7];[.G7];[.J7])" table:style-name="ce1">
            <text:p>538,4</text:p>
          </table:table-cell>
          <table:table-cell table:number-columns-repeated="16369"/>
        </table:table-row>
        <table:table-row table:style-name="ro1">
          <table:table-cell office:value-type="float" office:value="4" table:style-name="ce12">
            <text:p>4</text:p>
          </table:table-cell>
          <table:table-cell office:value-type="float" office:value="775.4" table:style-name="ce13">
            <text:p>775,4</text:p>
          </table:table-cell>
          <table:table-cell office:value-type="float" office:value="775.4" table:style-name="ce13">
            <text:p>775,4</text:p>
          </table:table-cell>
          <table:table-cell office:value-type="float" office:value="785.2" table:style-name="ce13">
            <text:p>785,2</text:p>
          </table:table-cell>
          <table:table-cell office:value-type="float" office:value="744.8" table:style-name="ce13">
            <text:p>744,8</text:p>
          </table:table-cell>
          <table:table-cell office:value-type="float" office:value="761.3" table:style-name="ce13">
            <text:p>761,3</text:p>
          </table:table-cell>
          <table:table-cell office:value-type="float" office:value="773.7" table:style-name="ce13">
            <text:p>773,7</text:p>
          </table:table-cell>
          <table:table-cell office:value-type="float" office:value="761.8" table:style-name="ce13">
            <text:p>761,8</text:p>
          </table:table-cell>
          <table:table-cell office:value-type="float" office:value="773.6" table:style-name="ce13">
            <text:p>773,6</text:p>
          </table:table-cell>
          <table:table-cell office:value-type="float" office:value="776.4" table:style-name="ce13">
            <text:p>776,4</text:p>
          </table:table-cell>
          <table:table-cell table:style-name="ce1"/>
          <table:table-cell office:value-type="float" office:value="4" table:style-name="ce4">
            <text:p>4</text:p>
          </table:table-cell>
          <table:table-cell office:value-type="float" office:value="760.66666666666663" table:formula="of:=AVERAGE([.B8];[.E8];[.H8])" table:style-name="ce1">
            <text:p>760,6666667</text:p>
          </table:table-cell>
          <table:table-cell office:value-type="float" office:value="770.09999999999991" table:formula="of:=AVERAGE([.C8];[.F8];[.I8])" table:style-name="ce1">
            <text:p>770,1</text:p>
          </table:table-cell>
          <table:table-cell office:value-type="float" office:value="778.43333333333339" table:formula="of:=AVERAGE([.D8];[.G8];[.J8])" table:style-name="ce1">
            <text:p>778,4333333</text:p>
          </table:table-cell>
          <table:table-cell table:number-columns-repeated="16369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079" table:style-name="ce13">
            <text:p>1079</text:p>
          </table:table-cell>
          <table:table-cell office:value-type="float" office:value="1081" table:style-name="ce13">
            <text:p>1081</text:p>
          </table:table-cell>
          <table:table-cell office:value-type="float" office:value="1166" table:style-name="ce13">
            <text:p>1166</text:p>
          </table:table-cell>
          <table:table-cell office:value-type="float" office:value="1063" table:style-name="ce13">
            <text:p>1063</text:p>
          </table:table-cell>
          <table:table-cell office:value-type="float" office:value="1065" table:style-name="ce13">
            <text:p>1065</text:p>
          </table:table-cell>
          <table:table-cell office:value-type="float" office:value="1151" table:style-name="ce13">
            <text:p>1151</text:p>
          </table:table-cell>
          <table:table-cell office:value-type="float" office:value="1062" table:style-name="ce13">
            <text:p>1062</text:p>
          </table:table-cell>
          <table:table-cell office:value-type="float" office:value="1082" table:style-name="ce13">
            <text:p>1082</text:p>
          </table:table-cell>
          <table:table-cell office:value-type="float" office:value="1220" table:style-name="ce13">
            <text:p>1220</text:p>
          </table:table-cell>
          <table:table-cell table:style-name="ce1"/>
          <table:table-cell office:value-type="float" office:value="5" table:style-name="ce4">
            <text:p>5</text:p>
          </table:table-cell>
          <table:table-cell office:value-type="float" office:value="1068" table:formula="of:=AVERAGE([.B9];[.E9];[.H9])" table:style-name="ce1">
            <text:p>1068</text:p>
          </table:table-cell>
          <table:table-cell office:value-type="float" office:value="1076" table:formula="of:=AVERAGE([.C9];[.F9];[.I9])" table:style-name="ce1">
            <text:p>1076</text:p>
          </table:table-cell>
          <table:table-cell office:value-type="float" office:value="1179" table:formula="of:=AVERAGE([.D9];[.G9];[.J9])" table:style-name="ce1">
            <text:p>1179</text:p>
          </table:table-cell>
          <table:table-cell table:number-columns-repeated="16369"/>
        </table:table-row>
        <table:table-row table:style-name="ro1">
          <table:table-cell office:value-type="float" office:value="6" table:style-name="ce12">
            <text:p>6</text:p>
          </table:table-cell>
          <table:table-cell office:value-type="float" office:value="1878" table:style-name="ce13">
            <text:p>1878</text:p>
          </table:table-cell>
          <table:table-cell office:value-type="float" office:value="1878" table:style-name="ce13">
            <text:p>1878</text:p>
          </table:table-cell>
          <table:table-cell office:value-type="float" office:value="1978" table:style-name="ce13">
            <text:p>1978</text:p>
          </table:table-cell>
          <table:table-cell office:value-type="float" office:value="1843" table:style-name="ce13">
            <text:p>1843</text:p>
          </table:table-cell>
          <table:table-cell office:value-type="float" office:value="1877" table:style-name="ce13">
            <text:p>1877</text:p>
          </table:table-cell>
          <table:table-cell office:value-type="float" office:value="1880" table:style-name="ce13">
            <text:p>1880</text:p>
          </table:table-cell>
          <table:table-cell office:value-type="float" office:value="1838" table:style-name="ce13">
            <text:p>1838</text:p>
          </table:table-cell>
          <table:table-cell office:value-type="float" office:value="1838" table:style-name="ce13">
            <text:p>1838</text:p>
          </table:table-cell>
          <table:table-cell office:value-type="float" office:value="1879" table:style-name="ce13">
            <text:p>1879</text:p>
          </table:table-cell>
          <table:table-cell table:style-name="ce1"/>
          <table:table-cell office:value-type="float" office:value="6" table:style-name="ce4">
            <text:p>6</text:p>
          </table:table-cell>
          <table:table-cell office:value-type="float" office:value="1853" table:formula="of:=AVERAGE([.B10];[.E10];[.H10])" table:style-name="ce1">
            <text:p>1853</text:p>
          </table:table-cell>
          <table:table-cell office:value-type="float" office:value="1864.3333333333333" table:formula="of:=AVERAGE([.C10];[.F10];[.I10])" table:style-name="ce1">
            <text:p>1864,333333</text:p>
          </table:table-cell>
          <table:table-cell office:value-type="float" office:value="1912.3333333333333" table:formula="of:=AVERAGE([.D10];[.G10];[.J10])" table:style-name="ce1">
            <text:p>1912,333333</text:p>
          </table:table-cell>
          <table:table-cell table:number-columns-repeated="16369"/>
        </table:table-row>
        <table:table-row table:style-name="ro1">
          <table:table-cell office:value-type="float" office:value="7" table:style-name="ce12">
            <text:p>7</text:p>
          </table:table-cell>
          <table:table-cell office:value-type="float" office:value="2182" table:style-name="ce13">
            <text:p>2182</text:p>
          </table:table-cell>
          <table:table-cell office:value-type="float" office:value="2184" table:style-name="ce13">
            <text:p>2184</text:p>
          </table:table-cell>
          <table:table-cell office:value-type="float" office:value="2245" table:style-name="ce13">
            <text:p>2245</text:p>
          </table:table-cell>
          <table:table-cell office:value-type="float" office:value="2099" table:style-name="ce13">
            <text:p>2099</text:p>
          </table:table-cell>
          <table:table-cell office:value-type="float" office:value="2116" table:style-name="ce13">
            <text:p>2116</text:p>
          </table:table-cell>
          <table:table-cell office:value-type="float" office:value="2180" table:style-name="ce13">
            <text:p>2180</text:p>
          </table:table-cell>
          <table:table-cell office:value-type="float" office:value="2088" table:style-name="ce13">
            <text:p>2088</text:p>
          </table:table-cell>
          <table:table-cell office:value-type="float" office:value="2088" table:style-name="ce13">
            <text:p>2088</text:p>
          </table:table-cell>
          <table:table-cell office:value-type="float" office:value="2164" table:style-name="ce13">
            <text:p>2164</text:p>
          </table:table-cell>
          <table:table-cell table:style-name="ce1"/>
          <table:table-cell office:value-type="float" office:value="7" table:style-name="ce4">
            <text:p>7</text:p>
          </table:table-cell>
          <table:table-cell office:value-type="float" office:value="2123" table:formula="of:=AVERAGE([.B11];[.E11];[.H11])" table:style-name="ce1">
            <text:p>2123</text:p>
          </table:table-cell>
          <table:table-cell office:value-type="float" office:value="2129.3333333333335" table:formula="of:=AVERAGE([.C11];[.F11];[.I11])" table:style-name="ce1">
            <text:p>2129,333333</text:p>
          </table:table-cell>
          <table:table-cell office:value-type="float" office:value="2196.3333333333335" table:formula="of:=AVERAGE([.D11];[.G11];[.J11])" table:style-name="ce1">
            <text:p>2196,333333</text:p>
          </table:table-cell>
          <table:table-cell table:number-columns-repeated="16369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387" table:style-name="ce13">
            <text:p>2387</text:p>
          </table:table-cell>
          <table:table-cell office:value-type="float" office:value="2415" table:style-name="ce13">
            <text:p>2415</text:p>
          </table:table-cell>
          <table:table-cell office:value-type="float" office:value="2418" table:style-name="ce13">
            <text:p>2418</text:p>
          </table:table-cell>
          <table:table-cell office:value-type="float" office:value="2339" table:style-name="ce13">
            <text:p>2339</text:p>
          </table:table-cell>
          <table:table-cell office:value-type="float" office:value="2339" table:style-name="ce13">
            <text:p>2339</text:p>
          </table:table-cell>
          <table:table-cell office:value-type="float" office:value="2376" table:style-name="ce13">
            <text:p>2376</text:p>
          </table:table-cell>
          <table:table-cell office:value-type="float" office:value="2344" table:style-name="ce13">
            <text:p>2344</text:p>
          </table:table-cell>
          <table:table-cell office:value-type="float" office:value="2346" table:style-name="ce13">
            <text:p>2346</text:p>
          </table:table-cell>
          <table:table-cell office:value-type="float" office:value="2387" table:style-name="ce13">
            <text:p>2387</text:p>
          </table:table-cell>
          <table:table-cell table:style-name="ce1"/>
          <table:table-cell office:value-type="float" office:value="8" table:style-name="ce4">
            <text:p>8</text:p>
          </table:table-cell>
          <table:table-cell office:value-type="float" office:value="2356.6666666666665" table:formula="of:=AVERAGE([.B12];[.E12];[.H12])" table:style-name="ce1">
            <text:p>2356,666667</text:p>
          </table:table-cell>
          <table:table-cell office:value-type="float" office:value="2366.6666666666665" table:formula="of:=AVERAGE([.C12];[.F12];[.I12])" table:style-name="ce1">
            <text:p>2366,666667</text:p>
          </table:table-cell>
          <table:table-cell office:value-type="float" office:value="2393.6666666666665" table:formula="of:=AVERAGE([.D12];[.G12];[.J12])" table:style-name="ce1">
            <text:p>2393,666667</text:p>
          </table:table-cell>
          <table:table-cell table:number-columns-repeated="16369"/>
        </table:table-row>
        <table:table-row table:style-name="ro1">
          <table:table-cell office:value-type="float" office:value="9" table:style-name="ce12">
            <text:p>9</text:p>
          </table:table-cell>
          <table:table-cell office:value-type="float" office:value="2565" table:style-name="ce13">
            <text:p>2565</text:p>
          </table:table-cell>
          <table:table-cell office:value-type="float" office:value="2569" table:style-name="ce13">
            <text:p>2569</text:p>
          </table:table-cell>
          <table:table-cell office:value-type="float" office:value="2624" table:style-name="ce13">
            <text:p>2624</text:p>
          </table:table-cell>
          <table:table-cell office:value-type="float" office:value="2515" table:style-name="ce13">
            <text:p>2515</text:p>
          </table:table-cell>
          <table:table-cell office:value-type="float" office:value="2515" table:style-name="ce13">
            <text:p>2515</text:p>
          </table:table-cell>
          <table:table-cell office:value-type="float" office:value="2567" table:style-name="ce13">
            <text:p>2567</text:p>
          </table:table-cell>
          <table:table-cell office:value-type="float" office:value="2522" table:style-name="ce13">
            <text:p>2522</text:p>
          </table:table-cell>
          <table:table-cell office:value-type="float" office:value="2523" table:style-name="ce13">
            <text:p>2523</text:p>
          </table:table-cell>
          <table:table-cell office:value-type="float" office:value="2570" table:style-name="ce13">
            <text:p>2570</text:p>
          </table:table-cell>
          <table:table-cell table:style-name="ce1"/>
          <table:table-cell office:value-type="float" office:value="9" table:style-name="ce4">
            <text:p>9</text:p>
          </table:table-cell>
          <table:table-cell office:value-type="float" office:value="2534" table:formula="of:=AVERAGE([.B13];[.E13];[.H13])" table:style-name="ce1">
            <text:p>2534</text:p>
          </table:table-cell>
          <table:table-cell office:value-type="float" office:value="2535.6666666666665" table:formula="of:=AVERAGE([.C13];[.F13];[.I13])" table:style-name="ce1">
            <text:p>2535,666667</text:p>
          </table:table-cell>
          <table:table-cell office:value-type="float" office:value="2587" table:formula="of:=AVERAGE([.D13];[.G13];[.J13])" table:style-name="ce1">
            <text:p>2587</text:p>
          </table:table-cell>
          <table:table-cell table:number-columns-repeated="16369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2804" table:style-name="ce13">
            <text:p>2804</text:p>
          </table:table-cell>
          <table:table-cell office:value-type="float" office:value="2804" table:style-name="ce13">
            <text:p>2804</text:p>
          </table:table-cell>
          <table:table-cell office:value-type="float" office:value="2838" table:style-name="ce13">
            <text:p>2838</text:p>
          </table:table-cell>
          <table:table-cell office:value-type="float" office:value="2771" table:style-name="ce13">
            <text:p>2771</text:p>
          </table:table-cell>
          <table:table-cell office:value-type="float" office:value="2772" table:style-name="ce13">
            <text:p>2772</text:p>
          </table:table-cell>
          <table:table-cell office:value-type="float" office:value="2836" table:style-name="ce13">
            <text:p>2836</text:p>
          </table:table-cell>
          <table:table-cell office:value-type="float" office:value="2772" table:style-name="ce13">
            <text:p>2772</text:p>
          </table:table-cell>
          <table:table-cell office:value-type="float" office:value="2772" table:style-name="ce13">
            <text:p>2772</text:p>
          </table:table-cell>
          <table:table-cell office:value-type="float" office:value="2802" table:style-name="ce13">
            <text:p>2802</text:p>
          </table:table-cell>
          <table:table-cell table:style-name="ce1"/>
          <table:table-cell office:value-type="float" office:value="10" table:style-name="ce4">
            <text:p>10</text:p>
          </table:table-cell>
          <table:table-cell office:value-type="float" office:value="2782.3333333333335" table:formula="of:=AVERAGE([.B14];[.E14];[.H14])" table:style-name="ce1">
            <text:p>2782,333333</text:p>
          </table:table-cell>
          <table:table-cell office:value-type="float" office:value="2782.6666666666665" table:formula="of:=AVERAGE([.C14];[.F14];[.I14])" table:style-name="ce1">
            <text:p>2782,666667</text:p>
          </table:table-cell>
          <table:table-cell office:value-type="float" office:value="2825.3333333333335" table:formula="of:=AVERAGE([.D14];[.G14];[.J14])" table:style-name="ce1">
            <text:p>2825,333333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9" table:style-name="ce8"/>
          <table:table-cell table:number-columns-repeated="16374" table:style-name="ce1"/>
        </table:table-row>
        <table:table-row table:style-name="ro1">
          <table:table-cell table:style-name="ce7"/>
          <table:table-cell table:number-columns-repeated="2" table:style-name="ce8"/>
          <table:table-cell table:number-columns-repeated="4" table:style-name="ce9"/>
          <table:table-cell table:number-columns-repeated="3" table:style-name="ce8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an Kanan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3" table:style-name="ce6">
            <text:p>Level</text:p>
          </table:table-cell>
          <table:table-cell office:value-type="string" table:number-columns-spanned="3" table:number-rows-spanned="1" table:style-name="ce6">
            <text:p>Percobaan</text:p>
          </table:table-cell>
          <table:covered-table-cell table:number-columns-repeated="2"/>
          <table:table-cell office:value-type="string" table:number-columns-spanned="3" table:number-rows-spanned="1" table:style-name="ce6">
            <text:p>Percobaan</text:p>
          </table:table-cell>
          <table:covered-table-cell table:number-columns-repeated="2"/>
          <table:table-cell office:value-type="string" table:number-columns-spanned="3" table:number-rows-spanned="1" table:style-name="ce6">
            <text:p>Percobaan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covered-table-cell/>
          <table:table-cell office:value-type="float" office:value="1" table:number-columns-spanned="3" table:number-rows-spanned="1" table:style-name="ce6">
            <text:p>1</text:p>
          </table:table-cell>
          <table:covered-table-cell table:number-columns-repeated="2"/>
          <table:table-cell office:value-type="float" office:value="2" table:number-columns-spanned="3" table:number-rows-spanned="1" table:style-name="ce6">
            <text:p>2</text:p>
          </table:table-cell>
          <table:covered-table-cell table:number-columns-repeated="2"/>
          <table:table-cell office:value-type="float" office:value="3" table:number-columns-spanned="3" table:number-rows-spanned="1" table:style-name="ce6">
            <text:p>3</text:p>
          </table:table-cell>
          <table:covered-table-cell table:number-columns-repeated="2"/>
          <table:table-cell table:number-columns-repeated="2" table:style-name="ce1"/>
          <table:table-cell office:value-type="string" table:style-name="ce1">
            <text:p>Average</text:p>
          </table:table-cell>
          <table:table-cell table:number-columns-repeated="4" table:style-name="ce1"/>
          <table:table-cell office:value-type="string" table:style-name="ce1">
            <text:p>Motor kanan - motor kiri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2">
            <text:p>Dn</text:p>
          </table:table-cell>
          <table:table-cell office:value-type="string" table:style-name="ce2">
            <text:p>LV</text:p>
          </table:table-cell>
          <table:table-cell office:value-type="string" table:style-name="ce2">
            <text:p>Up</text:p>
          </table:table-cell>
          <table:table-cell office:value-type="string" table:style-name="ce2">
            <text:p>Dn</text:p>
          </table:table-cell>
          <table:table-cell office:value-type="string" table:style-name="ce2">
            <text:p>LV</text:p>
          </table:table-cell>
          <table:table-cell office:value-type="string" table:style-name="ce2">
            <text:p>Up</text:p>
          </table:table-cell>
          <table:table-cell office:value-type="string" table:style-name="ce2">
            <text:p>Dn</text:p>
          </table:table-cell>
          <table:table-cell office:value-type="string" table:style-name="ce2">
            <text:p>LV</text:p>
          </table:table-cell>
          <table:table-cell office:value-type="string" table:style-name="ce2">
            <text:p>Up</text:p>
          </table:table-cell>
          <table:table-cell table:number-columns-repeated="2" table:style-name="ce1"/>
          <table:table-cell office:value-type="string" table:style-name="ce1">
            <text:p>Dn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Up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99.7" table:style-name="ce5">
            <text:p>199,7</text:p>
          </table:table-cell>
          <table:table-cell office:value-type="float" office:value="202.9" table:style-name="ce5">
            <text:p>202,9</text:p>
          </table:table-cell>
          <table:table-cell office:value-type="float" office:value="210.6" table:style-name="ce5">
            <text:p>210,6</text:p>
          </table:table-cell>
          <table:table-cell office:value-type="float" office:value="201.7" table:style-name="ce5">
            <text:p>201,7</text:p>
          </table:table-cell>
          <table:table-cell office:value-type="float" office:value="201.7" table:style-name="ce5">
            <text:p>201,7</text:p>
          </table:table-cell>
          <table:table-cell office:value-type="float" office:value="208.7" table:style-name="ce5">
            <text:p>208,7</text:p>
          </table:table-cell>
          <table:table-cell office:value-type="float" office:value="201.6" table:style-name="ce5">
            <text:p>201,6</text:p>
          </table:table-cell>
          <table:table-cell office:value-type="float" office:value="201.6" table:style-name="ce5">
            <text:p>201,6</text:p>
          </table:table-cell>
          <table:table-cell office:value-type="float" office:value="206.3" table:style-name="ce5">
            <text:p>206,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1" table:formula="of:=AVERAGE([.B22];[.E22];[.H22])" table:style-name="ce1">
            <text:p>201</text:p>
          </table:table-cell>
          <table:table-cell office:value-type="float" office:value="202.06666666666669" table:formula="of:=AVERAGE([.C22];[.F22];[.I22])" table:style-name="ce1">
            <text:p>202,0666667</text:p>
          </table:table-cell>
          <table:table-cell office:value-type="float" office:value="208.5333333333333" table:formula="of:=AVERAGE([.D22];[.G22];[.J22])" table:style-name="ce1">
            <text:p>208,5333333</text:p>
          </table:table-cell>
          <table:table-cell table:number-columns-repeated="2" table:style-name="ce1"/>
          <table:table-cell office:value-type="float" office:value="-9.1666666666666572" table:formula="of:=[.M22]-[.M5]" table:style-name="ce1">
            <text:p>-9,166666667</text:p>
          </table:table-cell>
          <table:table-cell office:value-type="float" office:value="-12.133333333333269" table:formula="of:=[.N22]-[.N5]" table:style-name="ce1">
            <text:p>-12,13333333</text:p>
          </table:table-cell>
          <table:table-cell office:value-type="float" office:value="-9.7666666666666799" table:formula="of:=[.O22]-[.O5]" table:style-name="ce1">
            <text:p>-9,766666667</text:p>
          </table:table-cell>
          <table:table-cell table:number-columns-repeated="16364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32.3" table:style-name="ce5">
            <text:p>332,3</text:p>
          </table:table-cell>
          <table:table-cell office:value-type="float" office:value="353.3" table:style-name="ce5">
            <text:p>353,3</text:p>
          </table:table-cell>
          <table:table-cell office:value-type="float" office:value="356.2" table:style-name="ce5">
            <text:p>356,2</text:p>
          </table:table-cell>
          <table:table-cell office:value-type="float" office:value="331.1" table:style-name="ce5">
            <text:p>331,1</text:p>
          </table:table-cell>
          <table:table-cell office:value-type="float" office:value="341.1" table:style-name="ce5">
            <text:p>341,1</text:p>
          </table:table-cell>
          <table:table-cell office:value-type="float" office:value="351.5" table:style-name="ce5">
            <text:p>351,5</text:p>
          </table:table-cell>
          <table:table-cell office:value-type="float" office:value="332.3" table:style-name="ce5">
            <text:p>332,3</text:p>
          </table:table-cell>
          <table:table-cell office:value-type="float" office:value="350.7" table:style-name="ce5">
            <text:p>350,7</text:p>
          </table:table-cell>
          <table:table-cell office:value-type="float" office:value="350.7" table:style-name="ce5">
            <text:p>350,7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31.90000000000003" table:formula="of:=AVERAGE([.B23];[.E23];[.H23])" table:style-name="ce1">
            <text:p>331,9</text:p>
          </table:table-cell>
          <table:table-cell office:value-type="float" office:value="348.36666666666673" table:formula="of:=AVERAGE([.C23];[.F23];[.I23])" table:style-name="ce1">
            <text:p>348,3666667</text:p>
          </table:table-cell>
          <table:table-cell office:value-type="float" office:value="352.8" table:formula="of:=AVERAGE([.D23];[.G23];[.J23])" table:style-name="ce1">
            <text:p>352,8</text:p>
          </table:table-cell>
          <table:table-cell table:number-columns-repeated="2" table:style-name="ce1"/>
          <table:table-cell office:value-type="float" office:value="-23.133333333333269" table:formula="of:=[.M23]-[.M6]" table:style-name="ce1">
            <text:p>-23,13333333</text:p>
          </table:table-cell>
          <table:table-cell office:value-type="float" office:value="-11.099999999999966" table:formula="of:=[.N23]-[.N6]" table:style-name="ce1">
            <text:p>-11,1</text:p>
          </table:table-cell>
          <table:table-cell office:value-type="float" office:value="-17.233333333333292" table:formula="of:=[.O23]-[.O6]" table:style-name="ce1">
            <text:p>-17,23333333</text:p>
          </table:table-cell>
          <table:table-cell table:number-columns-repeated="16364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511.3" table:style-name="ce5">
            <text:p>511,3</text:p>
          </table:table-cell>
          <table:table-cell office:value-type="float" office:value="511.3" table:style-name="ce5">
            <text:p>511,3</text:p>
          </table:table-cell>
          <table:table-cell office:value-type="float" office:value="523" table:style-name="ce5">
            <text:p>523</text:p>
          </table:table-cell>
          <table:table-cell office:value-type="float" office:value="512.6" table:style-name="ce5">
            <text:p>512,6</text:p>
          </table:table-cell>
          <table:table-cell office:value-type="float" office:value="514.4" table:style-name="ce5">
            <text:p>514,4</text:p>
          </table:table-cell>
          <table:table-cell office:value-type="float" office:value="525.9" table:style-name="ce5">
            <text:p>525,9</text:p>
          </table:table-cell>
          <table:table-cell office:value-type="float" office:value="513.1" table:style-name="ce5">
            <text:p>513,1</text:p>
          </table:table-cell>
          <table:table-cell office:value-type="float" office:value="531.1" table:style-name="ce5">
            <text:p>531,1</text:p>
          </table:table-cell>
          <table:table-cell office:value-type="float" office:value="531.1" table:style-name="ce5">
            <text:p>531,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12.33333333333337" table:formula="of:=AVERAGE([.B24];[.E24];[.H24])" table:style-name="ce1">
            <text:p>512,3333333</text:p>
          </table:table-cell>
          <table:table-cell office:value-type="float" office:value="518.93333333333339" table:formula="of:=AVERAGE([.C24];[.F24];[.I24])" table:style-name="ce1">
            <text:p>518,9333333</text:p>
          </table:table-cell>
          <table:table-cell office:value-type="float" office:value="526.66666666666663" table:formula="of:=AVERAGE([.D24];[.G24];[.J24])" table:style-name="ce1">
            <text:p>526,6666667</text:p>
          </table:table-cell>
          <table:table-cell table:number-columns-repeated="2" table:style-name="ce1"/>
          <table:table-cell office:value-type="float" office:value="-18.599999999999909" table:formula="of:=[.M24]-[.M7]" table:style-name="ce1">
            <text:p>-18,6</text:p>
          </table:table-cell>
          <table:table-cell office:value-type="float" office:value="-12.899999999999977" table:formula="of:=[.N24]-[.N7]" table:style-name="ce1">
            <text:p>-12,9</text:p>
          </table:table-cell>
          <table:table-cell office:value-type="float" office:value="-11.733333333333348" table:formula="of:=[.O24]-[.O7]" table:style-name="ce1">
            <text:p>-11,73333333</text:p>
          </table:table-cell>
          <table:table-cell table:number-columns-repeated="16364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757.3" table:style-name="ce5">
            <text:p>757,3</text:p>
          </table:table-cell>
          <table:table-cell office:value-type="float" office:value="770.2" table:style-name="ce5">
            <text:p>770,2</text:p>
          </table:table-cell>
          <table:table-cell office:value-type="float" office:value="770.2" table:style-name="ce5">
            <text:p>770,2</text:p>
          </table:table-cell>
          <table:table-cell office:value-type="float" office:value="754.9" table:style-name="ce5">
            <text:p>754,9</text:p>
          </table:table-cell>
          <table:table-cell office:value-type="float" office:value="758.2" table:style-name="ce5">
            <text:p>758,2</text:p>
          </table:table-cell>
          <table:table-cell office:value-type="float" office:value="763.3" table:style-name="ce5">
            <text:p>763,3</text:p>
          </table:table-cell>
          <table:table-cell office:value-type="float" office:value="748.3" table:style-name="ce5">
            <text:p>748,3</text:p>
          </table:table-cell>
          <table:table-cell office:value-type="float" office:value="760" table:style-name="ce5">
            <text:p>760</text:p>
          </table:table-cell>
          <table:table-cell office:value-type="float" office:value="764.8" table:style-name="ce5">
            <text:p>764,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53.5" table:formula="of:=AVERAGE([.B25];[.E25];[.H25])" table:style-name="ce1">
            <text:p>753,5</text:p>
          </table:table-cell>
          <table:table-cell office:value-type="float" office:value="762.80000000000007" table:formula="of:=AVERAGE([.C25];[.F25];[.I25])" table:style-name="ce1">
            <text:p>762,8</text:p>
          </table:table-cell>
          <table:table-cell office:value-type="float" office:value="766.1" table:formula="of:=AVERAGE([.D25];[.G25];[.J25])" table:style-name="ce1">
            <text:p>766,1</text:p>
          </table:table-cell>
          <table:table-cell table:number-columns-repeated="2" table:style-name="ce1"/>
          <table:table-cell office:value-type="float" office:value="-7.1666666666666288" table:formula="of:=[.M25]-[.M8]" table:style-name="ce1">
            <text:p>-7,166666667</text:p>
          </table:table-cell>
          <table:table-cell office:value-type="float" office:value="-7.2999999999998408" table:formula="of:=[.N25]-[.N8]" table:style-name="ce1">
            <text:p>-7,3</text:p>
          </table:table-cell>
          <table:table-cell office:value-type="float" office:value="-12.333333333333371" table:formula="of:=[.O25]-[.O8]" table:style-name="ce1">
            <text:p>-12,33333333</text:p>
          </table:table-cell>
          <table:table-cell table:number-columns-repeated="16364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64" table:style-name="ce5">
            <text:p>1064</text:p>
          </table:table-cell>
          <table:table-cell office:value-type="float" office:value="1088" table:style-name="ce5">
            <text:p>1088</text:p>
          </table:table-cell>
          <table:table-cell office:value-type="float" office:value="1088" table:style-name="ce5">
            <text:p>1088</text:p>
          </table:table-cell>
          <table:table-cell office:value-type="float" office:value="1078" table:style-name="ce5">
            <text:p>1078</text:p>
          </table:table-cell>
          <table:table-cell office:value-type="float" office:value="1095" table:style-name="ce5">
            <text:p>1095</text:p>
          </table:table-cell>
          <table:table-cell office:value-type="float" office:value="1101" table:style-name="ce5">
            <text:p>1101</text:p>
          </table:table-cell>
          <table:table-cell office:value-type="float" office:value="1062" table:style-name="ce5">
            <text:p>1062</text:p>
          </table:table-cell>
          <table:table-cell office:value-type="float" office:value="1106" table:style-name="ce5">
            <text:p>1106</text:p>
          </table:table-cell>
          <table:table-cell office:value-type="float" office:value="1106" table:style-name="ce5">
            <text:p>110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68" table:formula="of:=AVERAGE([.B26];[.E26];[.H26])" table:style-name="ce1">
            <text:p>1068</text:p>
          </table:table-cell>
          <table:table-cell office:value-type="float" office:value="1096.3333333333333" table:formula="of:=AVERAGE([.C26];[.F26];[.I26])" table:style-name="ce1">
            <text:p>1096,333333</text:p>
          </table:table-cell>
          <table:table-cell office:value-type="float" office:value="1098.3333333333333" table:formula="of:=AVERAGE([.D26];[.G26];[.J26])" table:style-name="ce1">
            <text:p>1098,333333</text:p>
          </table:table-cell>
          <table:table-cell table:number-columns-repeated="2" table:style-name="ce1"/>
          <table:table-cell office:value-type="float" office:value="0" table:formula="of:=[.M26]-[.M9]" table:style-name="ce1">
            <text:p>0</text:p>
          </table:table-cell>
          <table:table-cell office:value-type="float" office:value="20.333333333333258" table:formula="of:=[.N26]-[.N9]" table:style-name="ce1">
            <text:p>20,33333333</text:p>
          </table:table-cell>
          <table:table-cell office:value-type="float" office:value="-80.666666666666742" table:formula="of:=[.O26]-[.O9]" table:style-name="ce1">
            <text:p>-80,66666667</text:p>
          </table:table-cell>
          <table:table-cell table:number-columns-repeated="16364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734" table:style-name="ce5">
            <text:p>1734</text:p>
          </table:table-cell>
          <table:table-cell office:value-type="float" office:value="1736" table:style-name="ce5">
            <text:p>1736</text:p>
          </table:table-cell>
          <table:table-cell office:value-type="float" office:value="1777" table:style-name="ce5">
            <text:p>1777</text:p>
          </table:table-cell>
          <table:table-cell office:value-type="float" office:value="1742" table:style-name="ce5">
            <text:p>1742</text:p>
          </table:table-cell>
          <table:table-cell office:value-type="float" office:value="1745" table:style-name="ce5">
            <text:p>1745</text:p>
          </table:table-cell>
          <table:table-cell office:value-type="float" office:value="1781" table:style-name="ce5">
            <text:p>1781</text:p>
          </table:table-cell>
          <table:table-cell office:value-type="float" office:value="1746" table:style-name="ce5">
            <text:p>1746</text:p>
          </table:table-cell>
          <table:table-cell office:value-type="float" office:value="1746" table:style-name="ce5">
            <text:p>1746</text:p>
          </table:table-cell>
          <table:table-cell office:value-type="float" office:value="1785" table:style-name="ce5">
            <text:p>178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740.6666666666667" table:formula="of:=AVERAGE([.B27];[.E27];[.H27])" table:style-name="ce1">
            <text:p>1740,666667</text:p>
          </table:table-cell>
          <table:table-cell office:value-type="float" office:value="1742.3333333333333" table:formula="of:=AVERAGE([.C27];[.F27];[.I27])" table:style-name="ce1">
            <text:p>1742,333333</text:p>
          </table:table-cell>
          <table:table-cell office:value-type="float" office:value="1781" table:formula="of:=AVERAGE([.D27];[.G27];[.J27])" table:style-name="ce1">
            <text:p>1781</text:p>
          </table:table-cell>
          <table:table-cell table:number-columns-repeated="2" table:style-name="ce1"/>
          <table:table-cell office:value-type="float" office:value="-112.33333333333326" table:formula="of:=[.M27]-[.M10]" table:style-name="ce1">
            <text:p>-112,3333333</text:p>
          </table:table-cell>
          <table:table-cell office:value-type="float" office:value="-122" table:formula="of:=[.N27]-[.N10]" table:style-name="ce1">
            <text:p>-122</text:p>
          </table:table-cell>
          <table:table-cell office:value-type="float" office:value="-131.33333333333326" table:formula="of:=[.O27]-[.O10]" table:style-name="ce1">
            <text:p>-131,3333333</text:p>
          </table:table-cell>
          <table:table-cell table:number-columns-repeated="16364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021" table:style-name="ce5">
            <text:p>2021</text:p>
          </table:table-cell>
          <table:table-cell office:value-type="float" office:value="2025" table:style-name="ce5">
            <text:p>2025</text:p>
          </table:table-cell>
          <table:table-cell office:value-type="float" office:value="2064" table:style-name="ce5">
            <text:p>2064</text:p>
          </table:table-cell>
          <table:table-cell office:value-type="float" office:value="2026" table:style-name="ce5">
            <text:p>2026</text:p>
          </table:table-cell>
          <table:table-cell office:value-type="float" office:value="2028" table:style-name="ce5">
            <text:p>2028</text:p>
          </table:table-cell>
          <table:table-cell office:value-type="float" office:value="2066" table:style-name="ce5">
            <text:p>2066</text:p>
          </table:table-cell>
          <table:table-cell office:value-type="float" office:value="2023" table:style-name="ce5">
            <text:p>2023</text:p>
          </table:table-cell>
          <table:table-cell office:value-type="float" office:value="2023" table:style-name="ce5">
            <text:p>2023</text:p>
          </table:table-cell>
          <table:table-cell office:value-type="float" office:value="2068" table:style-name="ce5">
            <text:p>2068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023.3333333333333" table:formula="of:=AVERAGE([.B28];[.E28];[.H28])" table:style-name="ce1">
            <text:p>2023,333333</text:p>
          </table:table-cell>
          <table:table-cell office:value-type="float" office:value="2025.3333333333333" table:formula="of:=AVERAGE([.C28];[.F28];[.I28])" table:style-name="ce1">
            <text:p>2025,333333</text:p>
          </table:table-cell>
          <table:table-cell office:value-type="float" office:value="2066" table:formula="of:=AVERAGE([.D28];[.G28];[.J28])" table:style-name="ce1">
            <text:p>2066</text:p>
          </table:table-cell>
          <table:table-cell table:number-columns-repeated="2" table:style-name="ce1"/>
          <table:table-cell office:value-type="float" office:value="-99.666666666666742" table:formula="of:=[.M28]-[.M11]" table:style-name="ce1">
            <text:p>-99,66666667</text:p>
          </table:table-cell>
          <table:table-cell office:value-type="float" office:value="-104.00000000000023" table:formula="of:=[.N28]-[.N11]" table:style-name="ce1">
            <text:p>-104</text:p>
          </table:table-cell>
          <table:table-cell office:value-type="float" office:value="-130.33333333333348" table:formula="of:=[.O28]-[.O11]" table:style-name="ce1">
            <text:p>-130,3333333</text:p>
          </table:table-cell>
          <table:table-cell table:number-columns-repeated="16364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2262" table:style-name="ce5">
            <text:p>2262</text:p>
          </table:table-cell>
          <table:table-cell office:value-type="float" office:value="2265" table:style-name="ce5">
            <text:p>2265</text:p>
          </table:table-cell>
          <table:table-cell office:value-type="float" office:value="2330" table:style-name="ce5">
            <text:p>2330</text:p>
          </table:table-cell>
          <table:table-cell office:value-type="float" office:value="2252" table:style-name="ce5">
            <text:p>2252</text:p>
          </table:table-cell>
          <table:table-cell office:value-type="float" office:value="2255" table:style-name="ce5">
            <text:p>2255</text:p>
          </table:table-cell>
          <table:table-cell office:value-type="float" office:value="2276" table:style-name="ce5">
            <text:p>2276</text:p>
          </table:table-cell>
          <table:table-cell office:value-type="float" office:value="2252" table:style-name="ce5">
            <text:p>2252</text:p>
          </table:table-cell>
          <table:table-cell office:value-type="float" office:value="2252" table:style-name="ce5">
            <text:p>2252</text:p>
          </table:table-cell>
          <table:table-cell office:value-type="float" office:value="2279" table:style-name="ce5">
            <text:p>2279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255.3333333333335" table:formula="of:=AVERAGE([.B29];[.E29];[.H29])" table:style-name="ce1">
            <text:p>2255,333333</text:p>
          </table:table-cell>
          <table:table-cell office:value-type="float" office:value="2257.3333333333335" table:formula="of:=AVERAGE([.C29];[.F29];[.I29])" table:style-name="ce1">
            <text:p>2257,333333</text:p>
          </table:table-cell>
          <table:table-cell office:value-type="float" office:value="2295" table:formula="of:=AVERAGE([.D29];[.G29];[.J29])" table:style-name="ce1">
            <text:p>2295</text:p>
          </table:table-cell>
          <table:table-cell table:number-columns-repeated="2" table:style-name="ce1"/>
          <table:table-cell office:value-type="float" office:value="-101.33333333333303" table:formula="of:=[.M29]-[.M12]" table:style-name="ce1">
            <text:p>-101,3333333</text:p>
          </table:table-cell>
          <table:table-cell office:value-type="float" office:value="-109.33333333333303" table:formula="of:=[.N29]-[.N12]" table:style-name="ce1">
            <text:p>-109,3333333</text:p>
          </table:table-cell>
          <table:table-cell office:value-type="float" office:value="-98.666666666666515" table:formula="of:=[.O29]-[.O12]" table:style-name="ce1">
            <text:p>-98,66666667</text:p>
          </table:table-cell>
          <table:table-cell table:number-columns-repeated="16364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2464" table:style-name="ce5">
            <text:p>2464</text:p>
          </table:table-cell>
          <table:table-cell office:value-type="float" office:value="2464" table:style-name="ce5">
            <text:p>2464</text:p>
          </table:table-cell>
          <table:table-cell office:value-type="float" office:value="2508" table:style-name="ce5">
            <text:p>2508</text:p>
          </table:table-cell>
          <table:table-cell office:value-type="float" office:value="2459" table:style-name="ce5">
            <text:p>2459</text:p>
          </table:table-cell>
          <table:table-cell office:value-type="float" office:value="2459" table:style-name="ce5">
            <text:p>2459</text:p>
          </table:table-cell>
          <table:table-cell office:value-type="float" office:value="2502" table:style-name="ce5">
            <text:p>2502</text:p>
          </table:table-cell>
          <table:table-cell office:value-type="float" office:value="2462" table:style-name="ce5">
            <text:p>2462</text:p>
          </table:table-cell>
          <table:table-cell office:value-type="float" office:value="2465" table:style-name="ce5">
            <text:p>2465</text:p>
          </table:table-cell>
          <table:table-cell office:value-type="float" office:value="2507" table:style-name="ce5">
            <text:p>2507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461.6666666666665" table:formula="of:=AVERAGE([.B30];[.E30];[.H30])" table:style-name="ce1">
            <text:p>2461,666667</text:p>
          </table:table-cell>
          <table:table-cell office:value-type="float" office:value="2462.6666666666665" table:formula="of:=AVERAGE([.C30];[.F30];[.I30])" table:style-name="ce1">
            <text:p>2462,666667</text:p>
          </table:table-cell>
          <table:table-cell office:value-type="float" office:value="2505.6666666666665" table:formula="of:=AVERAGE([.D30];[.G30];[.J30])" table:style-name="ce1">
            <text:p>2505,666667</text:p>
          </table:table-cell>
          <table:table-cell table:number-columns-repeated="2" table:style-name="ce1"/>
          <table:table-cell office:value-type="float" office:value="-72.333333333333485" table:formula="of:=[.M30]-[.M13]" table:style-name="ce1">
            <text:p>-72,33333333</text:p>
          </table:table-cell>
          <table:table-cell office:value-type="float" office:value="-73" table:formula="of:=[.N30]-[.N13]" table:style-name="ce1">
            <text:p>-73</text:p>
          </table:table-cell>
          <table:table-cell office:value-type="float" office:value="-81.333333333333485" table:formula="of:=[.O30]-[.O13]" table:style-name="ce1">
            <text:p>-81,33333333</text:p>
          </table:table-cell>
          <table:table-cell table:number-columns-repeated="16364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2696" table:style-name="ce5">
            <text:p>2696</text:p>
          </table:table-cell>
          <table:table-cell office:value-type="float" office:value="2744" table:style-name="ce5">
            <text:p>2744</text:p>
          </table:table-cell>
          <table:table-cell office:value-type="float" office:value="2752" table:style-name="ce5">
            <text:p>2752</text:p>
          </table:table-cell>
          <table:table-cell office:value-type="float" office:value="2701" table:style-name="ce5">
            <text:p>2701</text:p>
          </table:table-cell>
          <table:table-cell office:value-type="float" office:value="2701" table:style-name="ce5">
            <text:p>2701</text:p>
          </table:table-cell>
          <table:table-cell office:value-type="float" office:value="2758" table:style-name="ce5">
            <text:p>2758</text:p>
          </table:table-cell>
          <table:table-cell office:value-type="float" office:value="2715" table:style-name="ce5">
            <text:p>2715</text:p>
          </table:table-cell>
          <table:table-cell office:value-type="float" office:value="2758" table:style-name="ce5">
            <text:p>2758</text:p>
          </table:table-cell>
          <table:table-cell office:value-type="float" office:value="2762" table:style-name="ce5">
            <text:p>276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704" table:formula="of:=AVERAGE([.B31];[.E31];[.H31])" table:style-name="ce1">
            <text:p>2704</text:p>
          </table:table-cell>
          <table:table-cell office:value-type="float" office:value="2734.3333333333335" table:formula="of:=AVERAGE([.C31];[.F31];[.I31])" table:style-name="ce1">
            <text:p>2734,333333</text:p>
          </table:table-cell>
          <table:table-cell office:value-type="float" office:value="2757.3333333333335" table:formula="of:=AVERAGE([.D31];[.G31];[.J31])" table:style-name="ce1">
            <text:p>2757,333333</text:p>
          </table:table-cell>
          <table:table-cell table:number-columns-repeated="2" table:style-name="ce1"/>
          <table:table-cell office:value-type="float" office:value="-78.333333333333485" table:formula="of:=[.M31]-[.M14]" table:style-name="ce1">
            <text:p>-78,33333333</text:p>
          </table:table-cell>
          <table:table-cell office:value-type="float" office:value="-48.33333333333303" table:formula="of:=[.N31]-[.N14]" table:style-name="ce1">
            <text:p>-48,33333333</text:p>
          </table:table-cell>
          <table:table-cell office:value-type="float" office:value="-68" table:formula="of:=[.O31]-[.O14]" table:style-name="ce1">
            <text:p>-68</text:p>
          </table:table-cell>
          <table:table-cell table:number-columns-repeated="16364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RIDWAN</meta:initial-creator>
    <dc:creator>Denzel Polantika</dc:creator>
    <meta:creation-date>2024-09-18T15:05:29Z</meta:creation-date>
    <dc:date>2024-09-20T02:59:31Z</dc:date>
    <meta:editing-cycles>1</meta:editing-cycles>
    <meta:editing-duration>PT25S</meta:editing-duration>
    <meta:user-defined meta:name="AppVersion">16.0300</meta:user-defined>
  </office:meta>
</office:document-meta>
</file>